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5" style:family="table-cell" style:parent-style-name="Default" style:data-style-name="N36">
      <style:table-cell-properties fo:border-top="thin solid #000000" fo:border-bottom="thin solid #000000" fo:border-left="2pt solid #000000" fo:border-right="thin solid #000000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8" style:family="table-cell" style:parent-style-name="Default" style:data-style-name="N36">
      <style:table-cell-properties fo:border-top="none" fo:border-bottom="2pt solid #000000" fo:border-left="2pt solid #000000" fo:border-right="thin solid #000000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10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o1" style:family="table-column">
      <style:table-column-properties fo:break-before="auto" style:column-width="1.9685cm" style:use-optimal-column-width="true"/>
    </style:style>
    <style:style style:name="co2" style:family="table-column">
      <style:table-column-properties fo:break-before="auto" style:column-width="2.89983333333333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16380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Dates</text:p>
          </table:table-cell>
          <table:table-cell office:value-type="string" table:style-name="ce3">
            <text:p>Ideal BurnDown</text:p>
          </table:table-cell>
          <table:table-cell office:value-type="string" table:style-name="ce4">
            <text:p>Actual BurnDown</text:p>
          </table:table-cell>
          <table:table-cell/>
          <table:table-cell table:style-name="ce1">
            <draw:frame draw:z-index="1" draw:id="id0" draw:style-name="a0" draw:name="Diagram 1" svg:x="0.0119in" svg:y="0.00417in" svg:width="8.20833in" svg:height="5.2886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5-04-09T00:00:00" table:style-name="ce5">
            <text:p>09-04-2025</text:p>
          </table:table-cell>
          <table:table-cell office:value-type="float" office:value="405" table:style-name="ce6">
            <text:p>405</text:p>
          </table:table-cell>
          <table:table-cell office:value-type="float" office:value="405" table:style-name="ce7">
            <text:p>40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0T00:00:00" table:style-name="ce5">
            <text:p>10-04-2025</text:p>
          </table:table-cell>
          <table:table-cell office:value-type="float" office:value="396.73469387755102" table:formula="of:=[.C3]-(405/49)" table:style-name="ce6">
            <text:p>396,7346939</text:p>
          </table:table-cell>
          <table:table-cell office:value-type="float" office:value="392" table:formula="of:=[.D3]-13" table:style-name="ce7">
            <text:p>392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1T00:00:00" table:style-name="ce5">
            <text:p>11-04-2025</text:p>
          </table:table-cell>
          <table:table-cell office:value-type="float" office:value="388.46938775510205" table:formula="of:=[.C4]-(405/49)" table:style-name="ce6">
            <text:p>388,4693878</text:p>
          </table:table-cell>
          <table:table-cell office:value-type="float" office:value="389" table:formula="of:=[.D4]-3" table:style-name="ce7">
            <text:p>38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2T00:00:00" table:style-name="ce5">
            <text:p>12-04-2025</text:p>
          </table:table-cell>
          <table:table-cell office:value-type="float" office:value="380.20408163265307" table:formula="of:=[.C5]-(405/49)" table:style-name="ce6">
            <text:p>380,2040816</text:p>
          </table:table-cell>
          <table:table-cell office:value-type="float" office:value="355" table:formula="of:=[.D5]-34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3T00:00:00" table:style-name="ce5">
            <text:p>13-04-2025</text:p>
          </table:table-cell>
          <table:table-cell office:value-type="float" office:value="371.9387755102041" table:formula="of:=[.C6]-(405/49)" table:style-name="ce6">
            <text:p>371,9387755</text:p>
          </table:table-cell>
          <table:table-cell office:value-type="float" office:value="355" table:formula="of:=[.D6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4T00:00:00" table:style-name="ce5">
            <text:p>14-04-2025</text:p>
          </table:table-cell>
          <table:table-cell office:value-type="float" office:value="363.67346938775512" table:formula="of:=[.C7]-(405/49)" table:style-name="ce6">
            <text:p>363,6734694</text:p>
          </table:table-cell>
          <table:table-cell office:value-type="float" office:value="355" table:formula="of:=[.D7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5T00:00:00" table:style-name="ce5">
            <text:p>15-04-2025</text:p>
          </table:table-cell>
          <table:table-cell office:value-type="float" office:value="355.40816326530614" table:formula="of:=[.C8]-(405/49)" table:style-name="ce6">
            <text:p>355,4081633</text:p>
          </table:table-cell>
          <table:table-cell office:value-type="float" office:value="355" table:formula="of:=[.D8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6T00:00:00" table:style-name="ce5">
            <text:p>16-04-2025</text:p>
          </table:table-cell>
          <table:table-cell office:value-type="float" office:value="347.14285714285717" table:formula="of:=[.C9]-(405/49)" table:style-name="ce6">
            <text:p>347,1428571</text:p>
          </table:table-cell>
          <table:table-cell office:value-type="float" office:value="355" table:formula="of:=[.D9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7T00:00:00" table:style-name="ce5">
            <text:p>17-04-2025</text:p>
          </table:table-cell>
          <table:table-cell office:value-type="float" office:value="338.87755102040819" table:formula="of:=[.C10]-(405/49)" table:style-name="ce6">
            <text:p>338,877551</text:p>
          </table:table-cell>
          <table:table-cell office:value-type="float" office:value="355" table:formula="of:=[.D10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8T00:00:00" table:style-name="ce5">
            <text:p>18-04-2025</text:p>
          </table:table-cell>
          <table:table-cell office:value-type="float" office:value="330.61224489795921" table:formula="of:=[.C11]-(405/49)" table:style-name="ce6">
            <text:p>330,6122449</text:p>
          </table:table-cell>
          <table:table-cell office:value-type="float" office:value="355" table:formula="of:=[.D11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9T00:00:00" table:style-name="ce5">
            <text:p>19-04-2025</text:p>
          </table:table-cell>
          <table:table-cell office:value-type="float" office:value="322.34693877551024" table:formula="of:=[.C12]-(405/49)" table:style-name="ce6">
            <text:p>322,3469388</text:p>
          </table:table-cell>
          <table:table-cell office:value-type="float" office:value="355" table:formula="of:=[.D12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0T00:00:00" table:style-name="ce5">
            <text:p>20-04-2025</text:p>
          </table:table-cell>
          <table:table-cell office:value-type="float" office:value="314.08163265306126" table:formula="of:=[.C13]-(405/49)" table:style-name="ce6">
            <text:p>314,0816327</text:p>
          </table:table-cell>
          <table:table-cell office:value-type="float" office:value="355" table:formula="of:=[.D13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1T00:00:00" table:style-name="ce5">
            <text:p>21-04-2025</text:p>
          </table:table-cell>
          <table:table-cell office:value-type="float" office:value="305.81632653061229" table:formula="of:=[.C14]-(405/49)" table:style-name="ce6">
            <text:p>305,8163265</text:p>
          </table:table-cell>
          <table:table-cell office:value-type="float" office:value="355" table:formula="of:=[.D14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2T00:00:00" table:style-name="ce5">
            <text:p>22-04-2025</text:p>
          </table:table-cell>
          <table:table-cell office:value-type="float" office:value="297.55102040816331" table:formula="of:=[.C15]-(405/49)" table:style-name="ce6">
            <text:p>297,5510204</text:p>
          </table:table-cell>
          <table:table-cell office:value-type="float" office:value="355" table:formula="of:=[.D15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3T00:00:00" table:style-name="ce5">
            <text:p>23-04-2025</text:p>
          </table:table-cell>
          <table:table-cell office:value-type="float" office:value="289.28571428571433" table:formula="of:=[.C16]-(405/49)" table:style-name="ce6">
            <text:p>289,2857143</text:p>
          </table:table-cell>
          <table:table-cell office:value-type="float" office:value="347" table:formula="of:=[.D16]-8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4T00:00:00" table:style-name="ce5">
            <text:p>24-04-2025</text:p>
          </table:table-cell>
          <table:table-cell office:value-type="float" office:value="281.02040816326536" table:formula="of:=[.C17]-(405/49)" table:style-name="ce6">
            <text:p>281,0204082</text:p>
          </table:table-cell>
          <table:table-cell office:value-type="float" office:value="347" table:formula="of:=[.D17]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5T00:00:00" table:style-name="ce5">
            <text:p>25-04-2025</text:p>
          </table:table-cell>
          <table:table-cell office:value-type="float" office:value="272.75510204081638" table:formula="of:=[.C18]-(405/49)" table:style-name="ce6">
            <text:p>272,755102</text:p>
          </table:table-cell>
          <table:table-cell office:value-type="float" office:value="347" table:formula="of:=[.D18]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6T00:00:00" table:style-name="ce5">
            <text:p>26-04-2025</text:p>
          </table:table-cell>
          <table:table-cell office:value-type="float" office:value="264.48979591836741" table:formula="of:=[.C19]-(405/49)" table:style-name="ce6">
            <text:p>264,4897959</text:p>
          </table:table-cell>
          <table:table-cell office:value-type="float" office:value="347" table:formula="of:=[.D19]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7T00:00:00" table:style-name="ce5">
            <text:p>27-04-2025</text:p>
          </table:table-cell>
          <table:table-cell office:value-type="float" office:value="256.22448979591843" table:formula="of:=[.C20]-(405/49)" table:style-name="ce6">
            <text:p>256,2244898</text:p>
          </table:table-cell>
          <table:table-cell office:value-type="float" office:value="347" table:formula="of:=[.D20]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8T00:00:00" table:style-name="ce5">
            <text:p>28-04-2025</text:p>
          </table:table-cell>
          <table:table-cell office:value-type="float" office:value="247.95918367346945" table:formula="of:=[.C21]-(405/49)" table:style-name="ce6">
            <text:p>247,9591837</text:p>
          </table:table-cell>
          <table:table-cell office:value-type="float" office:value="339" table:formula="of:=[.D21]-8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9T00:00:00" table:style-name="ce5">
            <text:p>29-04-2025</text:p>
          </table:table-cell>
          <table:table-cell office:value-type="float" office:value="239.69387755102048" table:formula="of:=[.C22]-(405/49)" table:style-name="ce6">
            <text:p>239,6938776</text:p>
          </table:table-cell>
          <table:table-cell office:value-type="float" office:value="339" table:formula="of:=[.D22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30T00:00:00" table:style-name="ce5">
            <text:p>30-04-2025</text:p>
          </table:table-cell>
          <table:table-cell office:value-type="float" office:value="231.4285714285715" table:formula="of:=[.C23]-(405/49)" table:style-name="ce6">
            <text:p>231,4285714</text:p>
          </table:table-cell>
          <table:table-cell office:value-type="float" office:value="339" table:formula="of:=[.D23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1T00:00:00" table:style-name="ce5">
            <text:p>01-05-2025</text:p>
          </table:table-cell>
          <table:table-cell office:value-type="float" office:value="223.16326530612253" table:formula="of:=[.C24]-(405/49)" table:style-name="ce6">
            <text:p>223,1632653</text:p>
          </table:table-cell>
          <table:table-cell office:value-type="float" office:value="339" table:formula="of:=[.D24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2T00:00:00" table:style-name="ce5">
            <text:p>02-05-2025</text:p>
          </table:table-cell>
          <table:table-cell office:value-type="float" office:value="214.89795918367355" table:formula="of:=[.C25]-(405/49)" table:style-name="ce6">
            <text:p>214,8979592</text:p>
          </table:table-cell>
          <table:table-cell office:value-type="float" office:value="339" table:formula="of:=[.D25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3T00:00:00" table:style-name="ce5">
            <text:p>03-05-2025</text:p>
          </table:table-cell>
          <table:table-cell office:value-type="float" office:value="206.63265306122457" table:formula="of:=[.C26]-(405/49)" table:style-name="ce6">
            <text:p>206,6326531</text:p>
          </table:table-cell>
          <table:table-cell office:value-type="float" office:value="339" table:formula="of:=[.D26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4T00:00:00" table:style-name="ce5">
            <text:p>04-05-2025</text:p>
          </table:table-cell>
          <table:table-cell office:value-type="float" office:value="198.3673469387756" table:formula="of:=[.C27]-(405/49)" table:style-name="ce6">
            <text:p>198,3673469</text:p>
          </table:table-cell>
          <table:table-cell office:value-type="float" office:value="339" table:formula="of:=[.D27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5T00:00:00" table:style-name="ce5">
            <text:p>05-05-2025</text:p>
          </table:table-cell>
          <table:table-cell office:value-type="float" office:value="190.10204081632662" table:formula="of:=[.C28]-(405/49)" table:style-name="ce6">
            <text:p>190,1020408</text:p>
          </table:table-cell>
          <table:table-cell office:value-type="float" office:value="339" table:formula="of:=[.D28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6T00:00:00" table:style-name="ce5">
            <text:p>06-05-2025</text:p>
          </table:table-cell>
          <table:table-cell office:value-type="float" office:value="181.83673469387764" table:formula="of:=[.C29]-(405/49)" table:style-name="ce6">
            <text:p>181,8367347</text:p>
          </table:table-cell>
          <table:table-cell office:value-type="float" office:value="339" table:formula="of:=[.D29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7T00:00:00" table:style-name="ce5">
            <text:p>07-05-2025</text:p>
          </table:table-cell>
          <table:table-cell office:value-type="float" office:value="173.57142857142867" table:formula="of:=[.C30]-(405/49)" table:style-name="ce6">
            <text:p>173,5714286</text:p>
          </table:table-cell>
          <table:table-cell office:value-type="float" office:value="339" table:formula="of:=[.D30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8T00:00:00" table:style-name="ce5">
            <text:p>08-05-2025</text:p>
          </table:table-cell>
          <table:table-cell office:value-type="float" office:value="165.30612244897969" table:formula="of:=[.C31]-(405/49)" table:style-name="ce6">
            <text:p>165,3061224</text:p>
          </table:table-cell>
          <table:table-cell office:value-type="float" office:value="339" table:formula="of:=[.D31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9T00:00:00" table:style-name="ce5">
            <text:p>09-05-2025</text:p>
          </table:table-cell>
          <table:table-cell office:value-type="float" office:value="157.04081632653072" table:formula="of:=[.C32]-(405/49)" table:style-name="ce6">
            <text:p>157,0408163</text:p>
          </table:table-cell>
          <table:table-cell office:value-type="float" office:value="339" table:formula="of:=[.D32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0T00:00:00" table:style-name="ce5">
            <text:p>10-05-2025</text:p>
          </table:table-cell>
          <table:table-cell office:value-type="float" office:value="148.77551020408174" table:formula="of:=[.C33]-(405/49)" table:style-name="ce6">
            <text:p>148,7755102</text:p>
          </table:table-cell>
          <table:table-cell office:value-type="float" office:value="339" table:formula="of:=[.D33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1T00:00:00" table:style-name="ce5">
            <text:p>11-05-2025</text:p>
          </table:table-cell>
          <table:table-cell office:value-type="float" office:value="140.51020408163276" table:formula="of:=[.C34]-(405/49)" table:style-name="ce6">
            <text:p>140,5102041</text:p>
          </table:table-cell>
          <table:table-cell office:value-type="float" office:value="339" table:formula="of:=[.D34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2T00:00:00" table:style-name="ce5">
            <text:p>12-05-2025</text:p>
          </table:table-cell>
          <table:table-cell office:value-type="float" office:value="132.24489795918379" table:formula="of:=[.C35]-(405/49)" table:style-name="ce6">
            <text:p>132,244898</text:p>
          </table:table-cell>
          <table:table-cell office:value-type="float" office:value="274" table:formula="of:=[.D35]-40-3-13-8-1" table:style-name="ce7">
            <text:p>274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3T00:00:00" table:style-name="ce5">
            <text:p>13-05-2025</text:p>
          </table:table-cell>
          <table:table-cell office:value-type="float" office:value="123.97959183673481" table:formula="of:=[.C36]-(405/49)" table:style-name="ce6">
            <text:p>123,9795918</text:p>
          </table:table-cell>
          <table:table-cell office:value-type="float" office:value="272" table:formula="of:=[.D36]-2" table:style-name="ce7">
            <text:p>272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4T00:00:00" table:style-name="ce5">
            <text:p>14-05-2025</text:p>
          </table:table-cell>
          <table:table-cell office:value-type="float" office:value="115.71428571428584" table:formula="of:=[.C37]-(405/49)" table:style-name="ce6">
            <text:p>115,7142857</text:p>
          </table:table-cell>
          <table:table-cell office:value-type="float" office:value="272" table:formula="of:=[.D37]" table:style-name="ce7">
            <text:p>272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5T00:00:00" table:style-name="ce5">
            <text:p>15-05-2025</text:p>
          </table:table-cell>
          <table:table-cell office:value-type="float" office:value="107.44897959183686" table:formula="of:=[.C38]-(405/49)" table:style-name="ce6">
            <text:p>107,4489796</text:p>
          </table:table-cell>
          <table:table-cell office:value-type="float" office:value="218" table:formula="of:=[.D37]-54" table:style-name="ce7">
            <text:p>218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6T00:00:00" table:style-name="ce5">
            <text:p>16-05-2025</text:p>
          </table:table-cell>
          <table:table-cell office:value-type="float" office:value="99.183673469387884" table:formula="of:=[.C39]-(405/49)" table:style-name="ce6">
            <text:p>99,18367347</text:p>
          </table:table-cell>
          <table:table-cell office:value-type="float" office:value="218" table:formula="of:=[.D39]" table:style-name="ce7">
            <text:p>218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7T00:00:00" table:style-name="ce5">
            <text:p>17-05-2025</text:p>
          </table:table-cell>
          <table:table-cell office:value-type="float" office:value="90.918367346938908" table:formula="of:=[.C40]-(405/49)" table:style-name="ce6">
            <text:p>90,91836735</text:p>
          </table:table-cell>
          <table:table-cell office:value-type="float" office:value="218" table:formula="of:=[.D40]" table:style-name="ce7">
            <text:p>218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8T00:00:00" table:style-name="ce5">
            <text:p>18-05-2025</text:p>
          </table:table-cell>
          <table:table-cell office:value-type="float" office:value="82.653061224489932" table:formula="of:=[.C41]-(405/49)" table:style-name="ce6">
            <text:p>82,65306122</text:p>
          </table:table-cell>
          <table:table-cell office:value-type="float" office:value="218" table:formula="of:=[.D41]" table:style-name="ce7">
            <text:p>218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9T00:00:00" table:style-name="ce5">
            <text:p>19-05-2025</text:p>
          </table:table-cell>
          <table:table-cell office:value-type="float" office:value="74.387755102040956" table:formula="of:=[.C42]-(405/49)" table:style-name="ce6">
            <text:p>74,3877551</text:p>
          </table:table-cell>
          <table:table-cell office:value-type="float" office:value="170" table:formula="of:=[.D42]-8-40" table:style-name="ce7">
            <text:p>17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20T00:00:00" table:style-name="ce5">
            <text:p>20-05-2025</text:p>
          </table:table-cell>
          <table:table-cell office:value-type="float" office:value="66.122448979591979" table:formula="of:=[.C43]-(405/49)" table:style-name="ce6">
            <text:p>66,12244898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1T00:00:00" table:style-name="ce5">
            <text:p>21-05-2025</text:p>
          </table:table-cell>
          <table:table-cell office:value-type="float" office:value="57.857142857143003" table:formula="of:=[.C44]-(405/49)" table:style-name="ce6">
            <text:p>57,85714286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2T00:00:00" table:style-name="ce5">
            <text:p>22-05-2025</text:p>
          </table:table-cell>
          <table:table-cell office:value-type="float" office:value="49.591836734694027" table:formula="of:=[.C45]-(405/49)" table:style-name="ce6">
            <text:p>49,59183673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3T00:00:00" table:style-name="ce5">
            <text:p>23-05-2025</text:p>
          </table:table-cell>
          <table:table-cell office:value-type="float" office:value="41.326530612245051" table:formula="of:=[.C46]-(405/49)" table:style-name="ce6">
            <text:p>41,32653061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4T00:00:00" table:style-name="ce5">
            <text:p>24-05-2025</text:p>
          </table:table-cell>
          <table:table-cell office:value-type="float" office:value="33.061224489796075" table:formula="of:=[.C47]-(405/49)" table:style-name="ce6">
            <text:p>33,06122449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5T00:00:00" table:style-name="ce5">
            <text:p>25-05-2025</text:p>
          </table:table-cell>
          <table:table-cell office:value-type="float" office:value="24.795918367347095" table:formula="of:=[.C48]-(405/49)" table:style-name="ce6">
            <text:p>24,79591837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6T00:00:00" table:style-name="ce5">
            <text:p>26-05-2025</text:p>
          </table:table-cell>
          <table:table-cell office:value-type="float" office:value="16.530612244898116" table:formula="of:=[.C49]-(405/49)" table:style-name="ce6">
            <text:p>16,53061224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7T00:00:00" table:style-name="ce5">
            <text:p>27-05-2025</text:p>
          </table:table-cell>
          <table:table-cell office:value-type="float" office:value="8.265306122449136" table:formula="of:=[.C50]-(405/49)" table:style-name="ce6">
            <text:p>8,265306122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8T00:00:00" table:style-name="ce8">
            <text:p>28-05-2025</text:p>
          </table:table-cell>
          <table:table-cell office:value-type="float" office:value="0" table:style-name="ce9">
            <text:p>0</text:p>
          </table:table-cell>
          <table:table-cell table:style-name="ce10"/>
          <table:table-cell table:number-columns-repeated="16380"/>
        </table:table-row>
        <table:table-row table:number-rows-repeated="10485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Nikolaj Bræmer Christensen (354322)</meta:initial-creator>
    <dc:creator>Nikolaj Bræmer Christensen (354322)</dc:creator>
    <meta:creation-date>2025-04-09T07:37:02Z</meta:creation-date>
    <dc:date>2025-05-19T09:24:0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family="chart" style:name="DL010">
      <style:chart-properties chart:auto-position="true">
        <chart:label-separator>
          <text:p text:style-name="a4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156082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e2841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da" fo:country="DK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0" style:data-style-name="N0">
      <style:chart-properties chart:link-data-style-to-source="true" chart:data-label-number="none" chart:data-label-text="false" chart:data-label-symbol="false" chart:data-label-series="false">
        <chart:label-separator>
          <text:p text:style-name="a5" text:class-names="" text:cond-style-name="">;<text:s text:c="1"/></text:p>
        </chart:label-separator>
      </style:chart-properties>
      <style:graphic-properties draw:fill="none" draw:stroke="solid" svg:stroke-width="0.03819in" svg:stroke-color="#e97132" svg:stroke-opacity="100%" draw:stroke-linejoin="round" svg:stroke-linecap="round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819in" svg:stroke-color="#156082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1" style:data-style-name="N0">
      <style:chart-properties chart:symbol-type="non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none" draw:stroke="solid" svg:stroke-width="0.03819in" svg:stroke-color="#e97132" svg:stroke-opacity="100%" draw:stroke-linejoin="round" svg:stroke-linecap="round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80.7856692913386pt" svg:width="590.99968503937pt" chart:style-name="Crt0">
        <chart:title chart:style-name="CT00">
          <text:p text:style-name="a0" text:class-names="" text:cond-style-name="">BurnDown Chart<text:line-break/>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toryPoint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ge</text:p>
            </chart:title>
            <chart:categories table:cell-range-address="Ark1.$B$3:.$B$52"/>
          </chart:axis>
          <chart:series chart:label-cell-address="Ark1.$C$2" chart:values-cell-range-address="Ark1.$C$3:.$C$52" chart:class="chart:line" chart:attached-axis="primary-y" chart:style-name="G0S0">
            <chart:data-point chart:repeated="50"/>
          </chart:series>
          <chart:series chart:label-cell-address="Ark1.$D$2" chart:values-cell-range-address="Ark1.$D$3:.$D$52" chart:class="chart:line" chart:attached-axis="primary-y" chart:style-name="G0S1">
            <chart:data-label chart:style-name="DL01"/>
            <chart:data-point chart:style-name="G0S1P0">
              <chart:data-label chart:style-name="DL010"/>
            </chart:data-point>
            <chart:data-point chart:repeated="4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